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5.559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title">
      <style:graphic-properties fo:min-height="3.125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72pt" style:font-size-asian="72pt" style:font-size-complex="72pt"/>
    </style:style>
    <style:style style:name="P14" style:family="paragraph">
      <style:paragraph-properties fo:margin-top="0cm" fo:margin-bottom="0cm" fo:line-height="100%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19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a new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search</text:span><text:span text:style-name="T4"> Factory function instance</text:span></text:p>
              </text:list-item>
              <text:list-item>
                <text:p><text:span text:style-name="T3">stock</text:span><text:span text:style-name="T4"> with list of object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 variable" draw:style-name="dp1" draw:master-page-name="Vintage" presentation:presentation-page-layout-name="AL3T18">
        <draw:frame presentation:style-name="pr6" draw:layer="layout" svg:width="22.5cm" svg:height="3.067cm" svg:x="1.4cm" svg:y="0.8cm" presentation:class="title">
          <draw:text-box>
            <text:p>Var stock =[ </text:p>
          </draw:text-box>
        </draw:frame>
        <draw:frame presentation:style-name="pr7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7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1" draw:style-name="dp1" draw:master-page-name="Vintage" presentation:presentation-page-layout-name="AL4T3">
        <draw:frame presentation:style-name="pr8" draw:text-style-name="P5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5">Test 1</text:span></text:p>
              </text:list-header>
            </text:list>
          </draw:text-box>
        </draw:frame>
        <draw:frame presentation:style-name="pr7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mateki </text:span></text:p>
                <text:p text:style-name="P7"><text:span text:style-name="T4">color: black </text:span></text:p>
                <text:p text:style-name="P7"><text:span text:style-name="T4">Size :6</text:span></text:p>
                <text:p text:style-name="P7"><text:span text:style-name="T4"/></text:p>
                <text:p text:style-name="P8"><text:span text:style-name="T7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amateki',</text:span></text:p>
                <text:p><text:span text:style-name="T8">color : 'black',</text:span></text:p>
                <text:p><text:span text:style-name="T8">size : 6,</text:span></text:p>
                <text:p><text:span text:style-name="T8">in_stock : 1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2" draw:style-name="dp1" draw:master-page-name="Vintage" presentation:presentation-page-layout-name="AL4T3">
        <draw:frame presentation:style-name="pr9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5">Test 2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adidas </text:span></text:p>
                <text:p text:style-name="P7"><text:span text:style-name="T4">color: red </text:span></text:p>
                <text:p text:style-name="P7"><text:span text:style-name="T4">Size :8</text:span></text:p>
                <text:p text:style-name="P7"><text:span text:style-name="T4"/></text:p>
                <text:p text:style-name="P8"><text:span text:style-name="T7">searchShoe('adidas', 'red', 8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 Test 3" draw:style-name="dp1" draw:master-page-name="Vintage" presentation:presentation-page-layout-name="AL4T3">
        <draw:frame presentation:style-name="pr9" draw:text-style-name="P10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5">Test 3</text:span></text:p>
              </text:list-header>
            </text:list>
          </draw:text-box>
        </draw:frame>
        <draw:frame presentation:style-name="pr4" draw:text-style-name="P9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6"><text:span text:style-name="T6">Test</text:span> </text:p>
                <text:p text:style-name="P7"><text:span text:style-name="T4">brand : china teki</text:span></text:p>
                <text:p text:style-name="P7"><text:span text:style-name="T4">color: pink </text:span></text:p>
                <text:p text:style-name="P7"><text:span text:style-name="T4">Size :4</text:span></text:p>
                <text:p text:style-name="P7"><text:span text:style-name="T4"/></text:p>
                <text:p text:style-name="P8"><text:span text:style-name="T7">searchShoe('china teki', 'pink', 4)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5.066cm" presentation:class="outline">
          <draw:text-box>
            <text:list text:style-name="L2">
              <text:list-header>
                <text:p text:style-name="P9"><text:span text:style-name="T6">Expected</text:span></text:p>
                <text:p><text:span text:style-name="T8">{</text:span></text:p>
                <text:p><text:span text:style-name="T8">brand : 'china teki',</text:span></text:p>
                <text:p><text:span text:style-name="T8">color : 'pink',</text:span></text:p>
                <text:p><text:span text:style-name="T8">size <text:s/>: 4,</text:span></text:p>
                <text:p><text:span text:style-name="T8">in_stock : 5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2T1">
        <draw:frame presentation:style-name="pr3" draw:text-style-name="P11" draw:layer="layout" svg:width="22.5cm" svg:height="3.067cm" svg:x="1.4cm" svg:y="0.8cm" presentation:class="title">
          <draw:text-box>
            <text:list text:style-name="L1">
              <text:list-header>
                <text:p><text:span text:style-name="T9">search for all shoe with (NAM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draw:frame presentation:style-name="pr3" draw:text-style-name="P13" draw:layer="layout" svg:width="22.5cm" svg:height="3.067cm" svg:x="1.4cm" svg:y="0.8cm" presentation:class="title" presentation:user-transformed="true">
          <draw:text-box>
            <text:p text:style-name="P12"><text:span text:style-name="T10">End of test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4T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8.4cm" svg:height="12.179cm" svg:x="0.8cm" svg:y="5.066cm" presentation:class="outline" presentation:user-transformed="true">
          <draw:text-box>
            <text:list text:style-name="L2">
              <text:list-header>
                <text:p text:style-name="P9"><text:span text:style-name="T11">Global variables</text:span></text:p>
              </text:list-header>
              <text:list-item>
                <text:p><text:span text:style-name="T12">Stock_map</text:span></text:p>
              </text:list-item>
              <text:list-item>
                <text:p><text:span text:style-name="T12">total_stock</text:span></text:p>
              </text:list-item>
              <text:list-item>
                <text:p><text:span text:style-name="T12">Basket</text:span></text:p>
              </text:list-item>
              <text:list-item>
                <text:p><text:span text:style-name="T12">Stock = 1</text:span></text:p>
              </text:list-item>
              <text:list-item>
                <text:p><text:span text:style-name="T12">Colour = black</text:span></text:p>
              </text:list-item>
              <text:list-item>
                <text:p><text:span text:style-name="T12">Size = 6</text:span></text:p>
              </text:list-item>
              <text:list-item>
                <text:p><text:span text:style-name="T12"/></text:p>
              </text:list-item>
            </text:list>
          </draw:text-box>
        </draw:frame>
        <draw:frame presentation:style-name="pr4" draw:text-style-name="P15" draw:layer="layout" svg:width="17.2cm" svg:height="14.934cm" svg:x="9.6cm" svg:y="5.066cm" presentation:class="outline" presentation:user-transformed="true">
          <draw:text-box>
            <text:list text:style-name="L2">
              <text:list-header>
                <text:p text:style-name="P9"><text:span text:style-name="T13">Functions</text:span></text:p>
              </text:list-header>
              <text:list-item>
                <text:p text:style-name="P14"><text:span text:style-name="T4">inStock(map)</text:span></text:p>
              </text:list-item>
              <text:list-item>
                <text:p text:style-name="P14"><text:span text:style-name="T4">searchShoe(brand,colour,size)</text:span></text:p>
              </text:list-item>
              <text:list-item>
                <text:p text:style-name="P14"><text:span text:style-name="T4">searchAll(brand)</text:span></text:p>
              </text:list-item>
              <text:list-item>
                <text:p text:style-name="P14"><text:span text:style-name="T4">addingStock(brand,colour,size,in_stock)</text:span></text:p>
              </text:list-item>
              <text:list-item>
                <text:p text:style-name="P14"><text:span text:style-name="T4">stockShoes()</text:span></text:p>
              </text:list-item>
              <text:list-item>
                <text:p text:style-name="P14"><text:span text:style-name="T4">totalStock(brand)</text:span></text:p>
              </text:list-item>
              <text:list-item>
                <text:p text:style-name="P14"><text:span text:style-name="T4">makeOrder(brand,colour,size)</text:span></text:p>
              </text:list-item>
              <text:list-item>
                <text:p text:style-name="P14"><text:span text:style-name="T4">cancelOrder(index)</text:span></text:p>
              </text:list-item>
              <text:list-item>
                <text:p text:style-name="P14"><text:span text:style-name="T4">InBasket()</text:span></text:p>
              </text:list-item>
              <text:list-item>
                <text:p text:style-name="P14"><text:span text:style-name="T4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draw:frame presentation:style-name="pr6" draw:text-style-name="P16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4"><text:span text:style-name="T14">inStock(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draw:frame presentation:style-name="pr6" draw:text-style-name="P18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7"><text:span text:style-name="T15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draw:frame presentation:style-name="pr6" draw:text-style-name="P19" draw:layer="layout" svg:width="22.5cm" svg:height="3.067cm" svg:x="1.4cm" svg:y="0.8cm" presentation:class="title">
          <draw:text-box>
            <text:list text:style-name="L1">
              <text:list-header>
                <text:p text:style-name="P17"><text:span text:style-name="T16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1T11:50:37.140180941</dc:date>
    <meta:editing-duration>PT1H37M38S</meta:editing-duration>
    <meta:editing-cycles>11</meta:editing-cycles>
    <meta:generator>LibreOffice/5.1.6.2$Linux_X86_64 LibreOffice_project/10m0$Build-2</meta:generator>
    <meta:document-statistic meta:object-count="99"/>
  </office:meta>
</office:document-meta>
</file>